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6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2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59cm"/>
      <style:paragraph-properties style:writing-mode="lr-tb"/>
    </style:style>
    <style:style style:name="gr7" style:family="graphic" style:parent-style-name="standard">
      <style:graphic-properties svg:stroke-color="#eeeeee" draw:fill-color="#eeeeee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svg:stroke-color="#eeeeee" draw:fill-color="#eeeeee" draw:textarea-horizontal-align="justify" draw:textarea-vertical-align="middle" draw:auto-grow-height="false" fo:min-height="0.75cm" fo:min-width="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7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26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9.673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0.38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9.478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6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0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cm" svg:height="6.5cm" svg:x="0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08cm" svg:height="0.962cm" svg:x="10cm" svg:y="0.338cm">
          <draw:text-box>
            <text:p><text:span text:style-name="T1">Gestion des emprunts</text:span></text:p>
          </draw:text-box>
        </draw:frame>
        <draw:frame draw:style-name="gr3" draw:text-style-name="P2" draw:layer="layout" svg:width="7.318cm" svg:height="0.962cm" svg:x="10.233cm" svg:y="1.538cm">
          <draw:text-box>
            <text:p><text:span text:style-name="T1">Création d’un emprunt</text:span></text:p>
          </draw:text-box>
        </draw:frame>
        <draw:frame draw:style-name="gr4" draw:text-style-name="P3" draw:layer="layout" svg:width="4.32cm" svg:height="0.962cm" svg:x="1.28cm" svg:y="2.538cm">
          <draw:text-box>
            <text:p>Titre du livre :</text:p>
          </draw:text-box>
        </draw:frame>
        <draw:frame draw:style-name="gr5" draw:text-style-name="P3" draw:layer="layout" svg:width="6.933cm" svg:height="1cm" svg:x="9.511cm" svg:y="2.5cm">
          <draw:text-box>
            <text:p>Nom de l’emprunteur :</text:p>
          </draw:text-box>
        </draw:frame>
        <draw:frame draw:style-name="gr6" draw:text-style-name="P3" draw:layer="layout" svg:width="5.212cm" svg:height="0.962cm" svg:x="17.488cm" svg:y="2.538cm">
          <draw:text-box>
            <text:p>Date d’emprunt :</text:p>
          </draw:text-box>
        </draw:frame>
        <draw:custom-shape draw:style-name="gr7" draw:text-style-name="P5" draw:layer="layout" svg:width="4cm" svg:height="1cm" svg:x="23.2cm" svg:y="3.5cm">
          <text:p text:style-name="P4">Enregistrer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5cm" svg:height="1cm" svg:x="22cm" svg:y="0cm">
          <text:p text:style-name="P4">Ajouter un liv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cm" svg:height="1cm" svg:x="0.7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7cm" svg:height="1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cm" svg:x="17.5cm" svg:y="3.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069cm" svg:height="0.962cm" svg:x="1.68cm" svg:y="5cm">
          <draw:text-box>
            <text:p><text:span text:style-name="T1">Id</text:span></text:p>
          </draw:text-box>
        </draw:frame>
        <draw:frame draw:style-name="gr13" draw:text-style-name="P2" draw:layer="layout" svg:width="1.865cm" svg:height="0.962cm" svg:x="6.469cm" svg:y="5cm">
          <draw:text-box>
            <text:p><text:span text:style-name="T1">Titre</text:span></text:p>
          </draw:text-box>
        </draw:frame>
        <draw:frame draw:style-name="gr14" draw:text-style-name="P2" draw:layer="layout" svg:width="2.547cm" svg:height="0.962cm" svg:x="11.353cm" svg:y="5cm">
          <draw:text-box>
            <text:p><text:span text:style-name="T1">Auteur</text:span></text:p>
          </draw:text-box>
        </draw:frame>
        <draw:frame draw:style-name="gr15" draw:text-style-name="P2" draw:layer="layout" svg:width="2.441cm" svg:height="0.962cm" svg:x="18.9cm" svg:y="5.038cm">
          <draw:text-box>
            <text:p><text:span text:style-name="T1">Année</text:span></text:p>
          </draw:text-box>
        </draw:frame>
        <draw:frame draw:style-name="gr16" draw:text-style-name="P3" draw:layer="layout" svg:width="2.098cm" svg:height="0.962cm" svg:x="6.5cm" svg:y="6cm">
          <draw:text-box>
            <text:p>Titre1</text:p>
          </draw:text-box>
        </draw:frame>
        <draw:frame draw:style-name="gr17" draw:text-style-name="P3" draw:layer="layout" svg:width="0.853cm" svg:height="0.962cm" svg:x="1.68cm" svg:y="6.038cm">
          <draw:text-box>
            <text:p>1</text:p>
          </draw:text-box>
        </draw:frame>
        <draw:frame draw:style-name="gr18" draw:text-style-name="P3" draw:layer="layout" svg:width="1.979cm" svg:height="0.962cm" svg:x="11.353cm" svg:y="6.038cm">
          <draw:text-box>
            <text:p>Jules</text:p>
          </draw:text-box>
        </draw:frame>
        <draw:frame draw:style-name="gr19" draw:text-style-name="P3" draw:layer="layout" svg:width="1.907cm" svg:height="0.962cm" svg:x="18.921cm" svg:y="6cm">
          <draw:text-box>
            <text:p>2021</text:p>
          </draw:text-box>
        </draw:frame>
        <draw:frame draw:style-name="gr16" draw:text-style-name="P3" draw:layer="layout" svg:width="2.098cm" svg:height="0.962cm" svg:x="6.5cm" svg:y="6.8cm">
          <draw:text-box>
            <text:p>Titre1</text:p>
          </draw:text-box>
        </draw:frame>
        <draw:frame draw:style-name="gr17" draw:text-style-name="P3" draw:layer="layout" svg:width="0.853cm" svg:height="0.962cm" svg:x="1.68cm" svg:y="6.838cm">
          <draw:text-box>
            <text:p>2</text:p>
          </draw:text-box>
        </draw:frame>
        <draw:frame draw:style-name="gr18" draw:text-style-name="P3" draw:layer="layout" svg:width="1.979cm" svg:height="0.962cm" svg:x="11.353cm" svg:y="6.838cm">
          <draw:text-box>
            <text:p>Jules</text:p>
          </draw:text-box>
        </draw:frame>
        <draw:frame draw:style-name="gr19" draw:text-style-name="P3" draw:layer="layout" svg:width="1.907cm" svg:height="0.962cm" svg:x="18.921cm" svg:y="6.8cm">
          <draw:text-box>
            <text:p>2021</text:p>
          </draw:text-box>
        </draw:frame>
        <draw:frame draw:style-name="gr20" draw:text-style-name="P3" draw:layer="layout" svg:width="1.387cm" svg:height="0.962cm" svg:x="6.68cm" svg:y="2.539cm">
          <draw:text-box>
            <text:p>Id :</text:p>
          </draw:text-box>
        </draw:frame>
        <draw:custom-shape draw:style-name="gr21" draw:text-style-name="P1" draw:layer="layout" svg:width="1.7cm" svg:height="1cm" svg:x="6.5cm" svg:y="3.501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3.753cm" svg:height="0.962cm" svg:x="23.401cm" svg:y="5.038cm">
          <draw:text-box>
            <text:p><text:span text:style-name="T1">Disponible</text:span></text:p>
          </draw:text-box>
        </draw:frame>
        <draw:frame draw:style-name="gr23" draw:text-style-name="P3" draw:layer="layout" svg:width="1.488cm" svg:height="0.962cm" svg:x="23.422cm" svg:y="6cm">
          <draw:text-box>
            <text:p>Oui</text:p>
          </draw:text-box>
        </draw:frame>
        <draw:frame draw:style-name="gr24" draw:text-style-name="P3" draw:layer="layout" svg:width="1.662cm" svg:height="0.962cm" svg:x="23.422cm" svg:y="6.8cm">
          <draw:text-box>
            <text:p>Non</text:p>
          </draw:text-box>
        </draw:frame>
        <draw:frame draw:style-name="gr25" draw:text-style-name="P2" draw:layer="layout" svg:width="5.061cm" svg:height="0.962cm" svg:x="0.68cm" svg:y="8.2cm">
          <draw:text-box>
            <text:p><text:span text:style-name="T1">Id de l’emprunt</text:span></text:p>
          </draw:text-box>
        </draw:frame>
        <draw:frame draw:style-name="gr26" draw:text-style-name="P2" draw:layer="layout" svg:width="5.125cm" svg:height="0.962cm" svg:x="10.069cm" svg:y="8.2cm">
          <draw:text-box>
            <text:p><text:span text:style-name="T1">Nom utilisateur</text:span></text:p>
          </draw:text-box>
        </draw:frame>
        <draw:frame draw:style-name="gr27" draw:text-style-name="P2" draw:layer="layout" svg:width="5.159cm" svg:height="0.962cm" svg:x="17.853cm" svg:y="8.3cm">
          <draw:text-box>
            <text:p><text:span text:style-name="T1">Date d’emprunt</text:span></text:p>
          </draw:text-box>
        </draw:frame>
        <draw:frame draw:style-name="gr16" draw:text-style-name="P3" draw:layer="layout" svg:width="3.4cm" svg:height="0.962cm" svg:x="11.1cm" svg:y="9.2cm">
          <draw:text-box>
            <text:p>Toutane</text:p>
          </draw:text-box>
        </draw:frame>
        <draw:frame draw:style-name="gr17" draw:text-style-name="P3" draw:layer="layout" svg:width="0.853cm" svg:height="0.962cm" svg:x="2.18cm" svg:y="9.338cm">
          <draw:text-box>
            <text:p>1</text:p>
          </draw:text-box>
        </draw:frame>
        <draw:frame draw:style-name="gr28" draw:text-style-name="P3" draw:layer="layout" svg:width="3.669cm" svg:height="0.962cm" svg:x="17.853cm" svg:y="9.238cm">
          <draw:text-box>
            <text:p>15/06/2021</text:p>
          </draw:text-box>
        </draw:frame>
        <draw:frame draw:style-name="gr16" draw:text-style-name="P3" draw:layer="layout" svg:width="2.55cm" svg:height="0.962cm" svg:x="11.1cm" svg:y="10cm">
          <draw:text-box>
            <text:p>Claire</text:p>
          </draw:text-box>
        </draw:frame>
        <draw:frame draw:style-name="gr17" draw:text-style-name="P3" draw:layer="layout" svg:width="0.853cm" svg:height="0.962cm" svg:x="2.18cm" svg:y="10.138cm">
          <draw:text-box>
            <text:p>2</text:p>
          </draw:text-box>
        </draw:frame>
        <draw:frame draw:style-name="gr28" draw:text-style-name="P3" draw:layer="layout" svg:width="3.669cm" svg:height="0.962cm" svg:x="17.853cm" svg:y="10.038cm">
          <draw:text-box>
            <text:p>30/06/2021</text:p>
          </draw:text-box>
        </draw:frame>
        <draw:custom-shape draw:style-name="gr29" draw:text-style-name="P1" draw:layer="layout" svg:width="27cm" svg:height="3.4cm" svg:x="0.5cm" svg:y="11.3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11.17cm" svg:height="0.962cm" svg:x="8.5cm" svg:y="11.338cm">
          <draw:text-box>
            <text:p><text:span text:style-name="T1">Ajout de la date de retour d’un livre</text:span></text:p>
          </draw:text-box>
        </draw:frame>
        <draw:frame draw:style-name="gr31" draw:text-style-name="P6" draw:layer="layout" svg:width="10.173cm" svg:height="0.962cm" svg:x="1.08cm" svg:y="12.439cm">
          <draw:text-box>
            <text:p><text:span text:style-name="T2">Id de l’emprunt :</text:span></text:p>
          </draw:text-box>
        </draw:frame>
        <draw:frame draw:style-name="gr6" draw:text-style-name="P6" draw:layer="layout" svg:width="10cm" svg:height="0.962cm" svg:x="12.5cm" svg:y="12.439cm">
          <draw:text-box>
            <text:p><text:span text:style-name="T2">Date de rendu :</text:span></text:p>
          </draw:text-box>
        </draw:frame>
        <draw:custom-shape draw:style-name="gr7" draw:text-style-name="P5" draw:layer="layout" svg:width="4cm" svg:height="1cm" svg:x="23.2cm" svg:y="13.401cm">
          <text:p text:style-name="P4">Enregistrer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0.88cm" svg:height="1cm" svg:x="1.12cm" svg:y="13.4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9.978cm" svg:height="1cm" svg:x="12.522cm" svg:y="13.4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2" draw:layer="layout" svg:width="8.456cm" svg:height="0.962cm" svg:x="10cm" svg:y="0.338cm">
          <draw:text-box>
            <text:p><text:span text:style-name="T1">Gestion de la bibliothèque</text:span></text:p>
          </draw:text-box>
        </draw:frame>
        <draw:custom-shape draw:style-name="gr7" draw:text-style-name="P5" draw:layer="layout" svg:width="4cm" svg:height="1cm" svg:x="8cm" svg:y="13cm">
          <text:p text:style-name="P4">Enregistrer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5cm" svg:height="1cm" svg:x="14.5cm" svg:y="13cm">
          <text:p text:style-name="P4">Créer un emprunt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6.5cm" svg:height="1.05cm" svg:x="10cm" svg:y="4.1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.5cm" svg:height="1cm" svg:x="10cm" svg:y="11.8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.5cm" svg:height="1cm" svg:x="10cm" svg:y="6cm">
          <text:p/>
          <draw:enhanced-geometry svg:viewBox="0 0 21600 21600" draw:type="rectangle" draw:enhanced-path="M 0 0 L 21600 0 21600 21600 0 21600 0 0 Z N"/>
        </draw:custom-shape>
        <draw:frame draw:style-name="gr37" draw:text-style-name="P8" draw:layer="layout" svg:width="3.365cm" svg:height="1.287cm" svg:x="10cm" svg:y="2.876cm">
          <draw:text-box>
            <text:p>Titre :</text:p>
          </draw:text-box>
        </draw:frame>
        <draw:frame draw:style-name="gr38" draw:text-style-name="P8" draw:layer="layout" svg:width="3.365cm" svg:height="0.962cm" svg:x="9.635cm" svg:y="5.213cm">
          <draw:text-box>
            <text:p>Année:</text:p>
          </draw:text-box>
        </draw:frame>
        <draw:custom-shape draw:style-name="gr36" draw:text-style-name="P1" draw:layer="layout" svg:width="6.5cm" svg:height="1cm" svg:x="10cm" svg:y="7.9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.5cm" svg:height="1cm" svg:x="10cm" svg:y="10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3.365cm" svg:height="0.962cm" svg:x="9.735cm" svg:y="7cm">
          <draw:text-box>
            <text:p>Editeur :</text:p>
          </draw:text-box>
        </draw:frame>
        <draw:frame draw:style-name="gr40" draw:text-style-name="P8" draw:layer="layout" svg:width="5.934cm" svg:height="1.673cm" svg:x="10cm" svg:y="9cm">
          <draw:text-box>
            <text:p>Nom Auteur:</text:p>
          </draw:text-box>
        </draw:frame>
        <draw:frame draw:style-name="gr40" draw:text-style-name="P8" draw:layer="layout" svg:width="7.844cm" svg:height="1.673cm" svg:x="9.656cm" svg:y="11cm">
          <draw:text-box>
            <text:p>Prénom de l’auteur:</text:p>
          </draw:text-box>
        </draw:frame>
        <draw:frame draw:style-name="gr41" draw:text-style-name="P8" draw:layer="layout" svg:width="13.562cm" svg:height="0.962cm" svg:x="8cm" svg:y="1.538cm">
          <draw:text-box>
            <text:p>Ajouter un nouveau livre à la base de données</text:p>
          </draw:text-box>
        </draw:frame>
        <presentation:notes draw:style-name="dp1">
          <draw:page-thumbnail draw:style-name="gr3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3:08:51.244854284</meta:creation-date>
    <dc:date>2021-07-01T11:15:33.831006916</dc:date>
    <meta:editing-duration>PT1H11M10S</meta:editing-duration>
    <meta:editing-cycles>39</meta:editing-cycles>
    <meta:generator>LibreOffice/7.0.4.2$Linux_X86_64 LibreOffice_project/00$Build-2</meta:generator>
    <meta:document-statistic meta:object-count="83"/>
  </office:meta>
</office:document-meta>
</file>